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 C<text:span text:style-name="T1">hargement du fichier</text:span>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début du programm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1.sud</text:p>
          </table:table-cell>
          <table:table-cell table:style-name="ce12" office:value-type="string" calcext:value-type="string">
            <text:p>la grille est affiché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office:value-type="string" calcext:value-type="string">
            <text:p>affiche une 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jfioesjfois</text:p>
          </table:table-cell>
          <table:table-cell table:style-name="ce12" office:value-type="string" calcext:value-type="string">
            <text:p>affiche une 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jambon.odt</text:p>
          </table:table-cell>
          <table:table-cell table:style-name="ce12" office:value-type="string" calcext:value-type="string">
            <text:p>affiche une 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ht.sud</text:p>
          </table:table-cell>
          <table:table-cell table:style-name="ce12" office:value-type="string" calcext:value-type="string">
            <text:p>affiche une 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Affichage de la 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avant chaque modification de la 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coordonnées d’une cas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office:value-type="string" calcext:value-type="string">
            <text:p>Après avoir demander à l’utilisateur les indices de la case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l’indice de la ligne, valider. Saisir l’indice la colonne et valider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2 et 2</text:p>
          </table:table-cell>
          <table:table-cell table:style-name="ce12" office:value-type="string" calcext:value-type="string">
            <text:p>valid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5 et 4</text:p>
          </table:table-cell>
          <table:table-cell table:style-name="ce12" office:value-type="string" calcext:value-type="string">
            <text:p>valid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1 et 9</text:p>
          </table:table-cell>
          <table:table-cell table:style-name="ce12" office:value-type="string" calcext:value-type="string">
            <text:p>IMPOSSIBLE, la case n’est pas libr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table:formula="of:=-1-6" office:value-type="float" office:value="-7" calcext:value-type="float">
            <text:p>-7</text:p>
          </table:table-cell>
          <table:table-cell table:style-name="ce12" office:value-type="string" calcext:value-type="string">
            <text:p>ERREUR : Veuillez saisir une valeur comprise entre 1 et n² 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8 et -4</text:p>
          </table:table-cell>
          <table:table-cell table:style-name="ce12" office:value-type="string" calcext:value-type="string">
            <text:p>ERREUR : Veuillez saisir une valeur comprise entre 1 et n² 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valeur à insérer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office:value-type="string" calcext:value-type="string">
            <text:p>Demande à l’utilisateur 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Fin de parti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/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4:47:32.770041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1-07T15:17:09.149794979</dc:date>
    <meta:editing-duration>PT58M53S</meta:editing-duration>
    <meta:editing-cycles>12</meta:editing-cycles>
    <meta:document-statistic meta:table-count="5" meta:cell-count="119" meta:object-count="0"/>
  </office:meta>
</office:document-meta>
</file>